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2BF9000025E923D00690.wmf"/>
  <manifest:file-entry manifest:media-type="" manifest:full-path="Pictures/20000008000066F7000032DEC46BE596.wmf"/>
  <manifest:file-entry manifest:media-type="" manifest:full-path="Pictures/200000080000332400002391F8348E42.wmf"/>
  <manifest:file-entry manifest:media-type="" manifest:full-path="Pictures/200000080000279000003CA7CF35B850.wmf"/>
  <manifest:file-entry manifest:media-type="" manifest:full-path="Pictures/20000008000025E900002F026768290B.wmf"/>
  <manifest:file-entry manifest:media-type="" manifest:full-path="Pictures/2000000800005B630000284164F1D2AD.wmf"/>
  <manifest:file-entry manifest:media-type="" manifest:full-path="Pictures/2000000800012F1A00003A09238106F2.wmf"/>
  <manifest:file-entry manifest:media-type="" manifest:full-path="Pictures/200000080000592F000037B1FD435FF9.wmf"/>
  <manifest:file-entry manifest:media-type="" manifest:full-path="Pictures/2000000800012F1A00003A093541D82C.wmf"/>
  <manifest:file-entry manifest:media-type="" manifest:full-path="Pictures/2000000800003062000041C1BFF5B965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alibri" svg:font-family="Calibri"/>
    <style:font-face style:name="Mangal1" svg:font-family="Mangal"/>
    <style:font-face style:name="Tahoma" svg:font-family="Tahoma"/>
    <style:font-face style:name="Times New Roman" svg:font-family="'Times New Roman'"/>
    <style:font-face style:name="TimesNewRomanPS-ItalicMT" svg:font-family="TimesNewRomanPS-ItalicMT"/>
    <style:font-face style:name="TimesNewRomanPSMT" svg:font-family="TimesNewRomanPSMT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MT" svg:font-family="SymbolMT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-ItalicMT1" svg:font-family="TimesNewRomanPS-Italic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Standard" style:list-style-name="L7">
      <style:paragraph-properties fo:text-align="justify" style:justify-single-word="false">
        <style:tab-stops>
          <style:tab-stop style:position="0.386cm"/>
        </style:tab-stops>
      </style:paragraph-properties>
    </style:style>
    <style:style style:name="P2" style:family="paragraph" style:parent-style-name="Standard" style:list-style-name="L2">
      <style:paragraph-properties fo:text-align="justify" style:justify-single-word="false"/>
    </style:style>
    <style:style style:name="P3" style:family="paragraph" style:parent-style-name="Standard" style:list-style-name="L3">
      <style:paragraph-properties fo:text-align="justify" style:justify-single-word="false"/>
    </style:style>
    <style:style style:name="P4" style:family="paragraph" style:parent-style-name="Standard" style:list-style-name="L4">
      <style:paragraph-properties fo:text-align="justify" style:justify-single-word="false" style:punctuation-wrap="hanging"/>
    </style:style>
    <style:style style:name="P5" style:family="paragraph" style:parent-style-name="Standard">
      <style:text-properties style:font-name="Calibri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1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386cm"/>
        </style:tab-stops>
      </style:paragraph-properties>
      <style:text-properties style:font-name="Calibri1" fo:font-size="11pt" style:font-size-asian="11pt" style:font-size-complex="11pt"/>
    </style:style>
    <style:style style:name="P8" style:family="paragraph" style:parent-style-name="Standard" style:list-style-name="L18">
      <style:paragraph-properties fo:text-align="justify" style:justify-single-word="false"/>
      <style:text-properties style:font-name="Calibri1" fo:font-size="11pt" style:font-size-asian="11pt" style:font-size-complex="11pt"/>
    </style:style>
    <style:style style:name="P9" style:family="paragraph" style:parent-style-name="Standard" style:list-style-name="WWNum1">
      <style:text-properties style:font-name="Calibri1" fo:font-size="11pt" style:font-size-asian="11pt" style:font-size-complex="11pt"/>
    </style:style>
    <style:style style:name="P10" style:family="paragraph" style:parent-style-name="Standard">
      <style:text-properties style:font-name="Calibri1" fo:font-size="11pt" style:font-name-asian="TimesNewRomanPSMT1" style:font-size-asian="11pt" style:font-name-complex="TimesNewRomanPSMT1" style:font-size-complex="11pt"/>
    </style:style>
    <style:style style:name="P11" style:family="paragraph" style:parent-style-name="Standard">
      <style:paragraph-properties>
        <style:tab-stops>
          <style:tab-stop style:position="0.672cm"/>
        </style:tab-stops>
      </style:paragraph-properties>
      <style:text-properties style:font-name="Calibri1" fo:font-size="11pt" style:font-name-asian="TimesNewRomanPSMT1" style:font-size-asian="11pt" style:font-name-complex="TimesNewRomanPSMT1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1" fo:font-size="11pt" style:font-name-asian="TimesNewRomanPSMT1" style:font-size-asian="11pt" style:font-name-complex="TimesNewRomanPSMT1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386cm"/>
        </style:tab-stops>
      </style:paragraph-properties>
      <style:text-properties style:font-name="Calibri1" fo:font-size="11pt" fo:font-weight="bold" style:font-name-asian="TimesNewRomanPS-BoldMT" style:font-size-asian="11pt" style:font-weight-asian="bold" style:font-name-complex="Times New Roman1" style:font-size-complex="11pt" style:font-weight-complex="bold"/>
    </style:style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8"/>
    <style:style style:name="P17" style:family="paragraph" style:parent-style-name="Standard" style:list-style-name="L9"/>
    <style:style style:name="P18" style:family="paragraph" style:parent-style-name="Standard" style:list-style-name="L10"/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 style:list-style-name="L13"/>
    <style:style style:name="P22" style:family="paragraph" style:parent-style-name="Standard" style:list-style-name="L14"/>
    <style:style style:name="P23" style:family="paragraph" style:parent-style-name="Standard" style:list-style-name="L16"/>
    <style:style style:name="P24" style:family="paragraph" style:parent-style-name="Standard" style:list-style-name="L17"/>
    <style:style style:name="P25" style:family="paragraph" style:parent-style-name="Standard">
      <style:paragraph-properties fo:margin-left="0cm" fo:margin-right="0cm" fo:text-align="justify" style:justify-single-word="false" fo:text-indent="-0.062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-0.062cm" style:auto-text-indent="false"/>
      <style:text-properties style:font-name="Calibri1" fo:font-size="11pt" style:font-name-asian="TimesNewRomanPSMT1" style:font-size-asian="11pt" style:font-name-complex="TimesNewRomanPSMT1" style:font-size-complex="11pt"/>
    </style:style>
    <style:style style:name="P27" style:family="paragraph" style:parent-style-name="Standard">
      <style:paragraph-properties fo:margin-left="0cm" fo:margin-right="0cm" fo:text-align="justify" style:justify-single-word="false" fo:text-indent="-0.062cm" style:auto-text-indent="false"/>
      <style:text-properties style:font-name="Calibri1" fo:font-size="11pt" style:font-size-asian="11pt" style:font-size-complex="11pt"/>
    </style:style>
    <style:style style:name="P28" style:family="paragraph" style:parent-style-name="Standard">
      <style:paragraph-properties fo:margin-left="0.056cm" fo:margin-right="0cm" fo:text-align="justify" style:justify-single-word="false" fo:text-indent="0cm" style:auto-text-indent="false" style:punctuation-wrap="hanging"/>
      <style:text-properties style:font-name="Calibri1" fo:font-size="11pt" style:font-name-asian="TimesNewRomanPSMT1" style:font-size-asian="11pt" style:font-name-complex="TimesNewRomanPSMT1" style:font-size-complex="11pt"/>
    </style:style>
    <style:style style:name="P29" style:family="paragraph" style:parent-style-name="Standard">
      <style:paragraph-properties fo:margin-left="0.056cm" fo:margin-right="0cm" fo:text-align="justify" style:justify-single-word="false" fo:text-indent="0cm" style:auto-text-indent="false" style:punctuation-wrap="hanging"/>
      <style:text-properties style:font-name="Calibri1" fo:font-size="11pt" style:font-size-asian="11pt" style:font-size-complex="11pt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Calibri1" fo:font-size="11pt" style:font-name-asian="TimesNewRomanPSMT1" style:font-size-asian="11pt" style:font-name-complex="TimesNewRomanPSMT1" style:font-size-complex="11pt"/>
    </style:style>
    <style:style style:name="P31" style:family="paragraph" style:parent-style-name="Standard" style:master-page-name="Standard">
      <style:paragraph-properties fo:text-align="justify" style:justify-single-word="false" style:page-number="auto" fo:break-before="page"/>
      <style:text-properties style:font-name="Calibri1" fo:font-size="11pt" style:font-size-asian="11pt" style:font-size-complex="11pt"/>
    </style:style>
    <style:style style:name="P32" style:family="paragraph">
      <style:paragraph-properties fo:text-align="center"/>
      <style:text-properties fo:font-size="18pt"/>
    </style:style>
    <style:style style:name="T1" style:family="text">
      <style:text-properties fo:font-weight="bold" style:font-name-asian="TimesNewRomanPS-BoldMT" style:font-weight-asian="bold" style:font-name-complex="Times New Roman1" style:font-weight-complex="bold"/>
    </style:style>
    <style:style style:name="T2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3" style:family="text">
      <style:text-properties fo:font-weight="bold" style:font-name-asian="TimesNewRomanPSMT1" style:font-weight-asian="bold" style:font-name-complex="Times New Roman1" style:font-weight-complex="bold"/>
    </style:style>
    <style:style style:name="T4" style:family="text">
      <style:text-properties style:font-name-asian="TimesNewRomanPS-BoldMT" style:font-name-complex="Times New Roman1"/>
    </style:style>
    <style:style style:name="T5" style:family="text">
      <style:text-properties style:font-name-asian="TimesNewRomanPSMT1" style:font-name-complex="TimesNewRomanPSMT1"/>
    </style:style>
    <style:style style:name="T6" style:family="text">
      <style:text-properties fo:font-style="italic" style:font-name-asian="TimesNewRomanPS-ItalicMT1" style:font-style-asian="italic" style:font-name-complex="TimesNewRomanPS-ItalicMT1" style:font-style-complex="italic"/>
    </style:style>
    <style:style style:name="T7" style:family="text">
      <style:text-properties fo:font-style="italic" style:font-name-asian="SymbolMT" style:font-style-asian="italic" style:font-name-complex="SymbolMT" style:font-style-complex="italic"/>
    </style:style>
    <style:style style:name="T8" style:family="text">
      <style:text-properties fo:language="en" fo:country="US" fo:font-style="italic" style:font-name-asian="SymbolMT" style:font-style-asian="italic" style:font-name-complex="SymbolMT" style:font-style-complex="italic"/>
    </style:style>
    <style:style style:name="T9" style:family="text">
      <style:text-properties style:font-name="Calibri1"/>
    </style:style>
    <style:style style:name="T10" style:family="text">
      <style:text-properties style:font-name="Calibri1" fo:font-size="11pt" fo:font-weight="bold" style:font-name-asian="TimesNewRomanPS-BoldMT" style:font-size-asian="11pt" style:font-weight-asian="bold" style:font-name-complex="Times New Roman1" style:font-size-complex="11pt" style:font-weight-complex="bold"/>
    </style:style>
    <style:style style:name="T11" style:family="text">
      <style:text-properties style:font-name="Calibri1" fo:font-size="11pt" fo:font-weight="bold" style:font-name-asian="TimesNewRomanPSMT1" style:font-size-asian="11pt" style:font-weight-asian="bold" style:font-name-complex="Times New Roman1" style:font-size-complex="11pt" style:font-weight-complex="bold"/>
    </style:style>
    <style:style style:name="T12" style:family="text">
      <style:text-properties style:font-name="Calibri1" fo:font-size="11pt" style:font-name-asian="TimesNewRomanPSMT1" style:font-size-asian="11pt" style:font-name-complex="TimesNewRomanPSMT1" style:font-size-complex="11pt"/>
    </style:style>
    <style:style style:name="T13" style:family="text">
      <style:text-properties style:font-name="Calibri1" fo:font-size="11pt" fo:language="en" fo:country="US" fo:font-weight="bold" style:font-name-asian="TimesNewRomanPS-BoldMT" style:font-size-asian="11pt" style:font-weight-asian="bold" style:font-name-complex="Times New Roman1" style:font-size-complex="11pt" style:font-weight-complex="bold"/>
    </style:style>
    <style:style style:name="T14" style:family="text">
      <style:text-properties fo:font-size="11pt"/>
    </style:style>
    <style:style style:name="T15" style:family="text">
      <style:text-properties style:font-size-asian="11pt"/>
    </style:style>
    <style:style style:name="T16" style:family="text">
      <style:text-properties style:font-size-complex="11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8cm" fo:text-indent="-0.635cm" fo:margin-left="1.2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8cm" fo:text-indent="-0.635cm" fo:margin-left="2.5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28cm" fo:text-indent="-0.635cm" fo:margin-left="3.8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98cm" fo:text-indent="-0.635cm" fo:margin-left="5.0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68cm" fo:text-indent="-0.635cm" fo:margin-left="6.3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8cm" fo:text-indent="-0.635cm" fo:margin-left="1.2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3cm" fo:text-indent="-0.635cm" fo:margin-left="1.84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8cm" fo:text-indent="-0.635cm" fo:margin-left="2.47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3cm" fo:text-indent="-0.635cm" fo:margin-left="3.11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8cm" fo:text-indent="-0.635cm" fo:margin-left="3.74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3cm" fo:text-indent="-0.635cm" fo:margin-left="4.3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8cm" fo:text-indent="-0.635cm" fo:margin-left="5.01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3cm" fo:text-indent="-0.635cm" fo:margin-left="5.65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88cm" fo:text-indent="-0.635cm" fo:margin-left="6.28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3cm" fo:text-indent="-0.635cm" fo:margin-left="6.923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8cm" fo:text-indent="-0.635cm" fo:margin-left="1.2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3cm" fo:text-indent="-0.635cm" fo:margin-left="1.84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8cm" fo:text-indent="-0.635cm" fo:margin-left="2.47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3cm" fo:text-indent="-0.635cm" fo:margin-left="3.11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8cm" fo:text-indent="-0.635cm" fo:margin-left="3.74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3cm" fo:text-indent="-0.635cm" fo:margin-left="4.3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8cm" fo:text-indent="-0.635cm" fo:margin-left="5.01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3cm" fo:text-indent="-0.635cm" fo:margin-left="5.65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88cm" fo:text-indent="-0.635cm" fo:margin-left="6.28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3cm" fo:text-indent="-0.635cm" fo:margin-left="6.923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6cm" fo:text-indent="-0.635cm" fo:margin-left="1.3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1cm" fo:text-indent="-0.635cm" fo:margin-left="1.9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96cm" fo:text-indent="-0.635cm" fo:margin-left="2.5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1cm" fo:text-indent="-0.635cm" fo:margin-left="3.2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66cm" fo:text-indent="-0.635cm" fo:margin-left="3.8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1cm" fo:text-indent="-0.635cm" fo:margin-left="4.5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draw:stroke-linejoin="miter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32" svg:width="16.996cm" svg:height="3.25cm" svg:x="0cm" svg:y="0cm">
        <draw:image xlink:href="Pictures/2000000800012F1A00003A093541D82C.wmf" xlink:type="simple" xlink:show="embed" xlink:actuate="onLoad">
          <text:p/>
        </draw:image>
      </draw:frame>
      <draw:frame text:anchor-type="page" text:anchor-page-number="0" draw:z-index="1" draw:name="Picture 3" draw:style-name="gr1" draw:text-style-name="P32" svg:width="16.996cm" svg:height="3.25cm" svg:x="0cm" svg:y="0cm">
        <draw:image xlink:href="Pictures/2000000800012F1A00003A09238106F2.wmf" xlink:type="simple" xlink:show="embed" xlink:actuate="onLoad">
          <text:p/>
        </draw:image>
      </draw:frame>
      <draw:frame text:anchor-type="page" text:anchor-page-number="0" draw:z-index="2" draw:name="Picture 19" draw:style-name="gr1" draw:text-style-name="P32" svg:width="4.195cm" svg:height="4.368cm" svg:x="0cm" svg:y="0cm">
        <draw:image xlink:href="Pictures/2000000800002BF9000025E923D00690.wmf" xlink:type="simple" xlink:show="embed" xlink:actuate="onLoad">
          <text:p/>
        </draw:image>
      </draw:frame>
      <draw:frame text:anchor-type="page" text:anchor-page-number="0" draw:z-index="3" draw:name="Picture 20" draw:style-name="gr1" draw:text-style-name="P32" svg:width="3.798cm" svg:height="4.733cm" svg:x="0cm" svg:y="0cm">
        <draw:image xlink:href="Pictures/2000000800003062000041C1BFF5B965.wmf" xlink:type="simple" xlink:show="embed" xlink:actuate="onLoad">
          <text:p/>
        </draw:image>
      </draw:frame>
      <draw:frame text:anchor-type="page" text:anchor-page-number="0" draw:z-index="4" draw:name="Picture 21" draw:style-name="gr1" draw:text-style-name="P32" svg:width="9.819cm" svg:height="4.814cm" svg:x="0cm" svg:y="0cm">
        <draw:image xlink:href="Pictures/20000008000066F7000032DEC46BE596.wmf" xlink:type="simple" xlink:show="embed" xlink:actuate="onLoad">
          <text:p/>
        </draw:image>
      </draw:frame>
      <draw:frame text:anchor-type="page" text:anchor-page-number="0" draw:z-index="5" draw:name="Picture 22" draw:style-name="gr1" draw:text-style-name="P32" svg:width="10.106cm" svg:height="4.262cm" svg:x="0cm" svg:y="0cm">
        <draw:image xlink:href="Pictures/2000000800005B630000284164F1D2AD.wmf" xlink:type="simple" xlink:show="embed" xlink:actuate="onLoad">
          <text:p/>
        </draw:image>
      </draw:frame>
      <draw:frame text:anchor-type="page" text:anchor-page-number="0" draw:z-index="7" draw:name="Picture 27" draw:style-name="gr1" draw:text-style-name="P32" svg:width="5.629cm" svg:height="6.681cm" svg:x="0cm" svg:y="0cm">
        <draw:image xlink:href="Pictures/20000008000025E900002F026768290B.wmf" xlink:type="simple" xlink:show="embed" xlink:actuate="onLoad">
          <text:p/>
        </draw:image>
      </draw:frame>
      <draw:frame text:anchor-type="page" text:anchor-page-number="0" draw:z-index="8" draw:name="Picture 23" draw:style-name="gr1" draw:text-style-name="P32" svg:width="3.848cm" svg:height="5.756cm" svg:x="0cm" svg:y="0cm">
        <draw:image xlink:href="Pictures/200000080000279000003CA7CF35B850.wmf" xlink:type="simple" xlink:show="embed" xlink:actuate="onLoad">
          <text:p/>
        </draw:image>
      </draw:frame>
      <draw:frame text:anchor-type="page" text:anchor-page-number="0" draw:z-index="9" draw:name="Picture 24" draw:style-name="gr1" draw:text-style-name="P32" svg:width="6.704cm" svg:height="4.631cm" svg:x="0cm" svg:y="0cm">
        <draw:image xlink:href="Pictures/200000080000332400002391F8348E42.wmf" xlink:type="simple" xlink:show="embed" xlink:actuate="onLoad">
          <text:p/>
        </draw:image>
      </draw:frame>
      <draw:frame text:anchor-type="page" text:anchor-page-number="0" draw:z-index="10" draw:name="Picture 25" draw:style-name="gr1" draw:text-style-name="P32" svg:width="8.141cm" svg:height="5.483cm" svg:x="0cm" svg:y="0cm">
        <draw:image xlink:href="Pictures/200000080000592F000037B1FD435FF9.wmf" xlink:type="simple" xlink:show="embed" xlink:actuate="onLoad">
          <text:p/>
        </draw:image>
      </draw:frame>
      <text:p text:style-name="P31"><text:span text:style-name="T1">БИЛЕТ №1</text:span></text:p>
      <text:list xml:id="list31319422" text:style-name="L18">
        <text:list-item>
          <text:p text:style-name="P8"><text:span text:style-name="T5">Опишите, как изменяются кинематические величины </text:span><text:span text:style-name="T6">x(t) </text:span><text:span text:style-name="T5">и </text:span><text:span text:style-name="T7">V</text:span><text:span text:style-name="T8">x</text:span><text:span text:style-name="T7">(</text:span><text:span text:style-name="T6">t), </text:span><text:span text:style-name="T5">графики которых изображены на рисунках; определите характер и направление движения материальной точки.</text:span></text:p>
        </text:list-item>
      </text:list>
      <text:p text:style-name="P6"><draw:frame draw:style-name="fr2" text:anchor-type="char" svg:x="0.55cm" svg:y="3.249cm" svg:width="16.995cm" svg:height="3.249cm" draw:z-index="17"><draw:image xlink:href="Pictures/2000000800012F1A00003A09238106F2.wmf" xlink:type="simple" xlink:show="embed" xlink:actuate="onLoad"/>
    </draw:frame><draw:frame draw:style-name="fr4" draw:name="Рисунок 4" text:anchor-type="char" svg:y="0cm" svg:width="16.997cm" svg:height="3.251cm" draw:z-index="18"><draw:image xlink:href="Pictures/2000000800012F1A00003A093541D82C.wmf" xlink:type="simple" xlink:show="embed" xlink:actuate="onLoad"/>
    </draw:frame></text:p>
      <text:p text:style-name="P10"/>
      <text:list xml:id="list30739333" text:style-name="WWNum1">
        <text:list-item>
          <text:p text:style-name="P9"><text:span text:style-name="T5">Задача на расчёт высоты предмета по его тени.</text:span></text:p>
        </text:list-item>
      </text:list>
      <text:p text:style-name="P26"/>
      <text:p text:style-name="P26"/>
      <text:p text:style-name="P25"><text:span text:style-name="T10">БИЛЕТ №</text:span><text:span text:style-name="T13">2</text:span></text:p>
      <text:list xml:id="list30746145" text:style-name="L2">
        <text:list-item>
          <text:p text:style-name="P2"><text:span text:style-name="T12">Действие магнитного поля на проводник с током и заряженную частицу</text:span></text:p>
        </text:list-item>
        <text:list-item>
          <text:p text:style-name="P2"><text:span text:style-name="T12">Задача на формулу тонкой линзы </text:span></text:p>
        </text:list-item>
      </text:list>
      <text:p text:style-name="P26"/>
      <text:p text:style-name="P26"/>
      <text:p text:style-name="P27"><text:span text:style-name="T1">БИЛЕТ №3</text:span></text:p>
      <text:list xml:id="list30764495" text:style-name="L3">
        <text:list-item>
          <text:p text:style-name="P3"><text:span text:style-name="T12">Определить фокусное расстояние линзы</text:span></text:p>
        </text:list-item>
        <text:list-item>
          <text:p text:style-name="P3"><text:span text:style-name="T12">Задача на кипение/конденсацию.</text:span></text:p>
        </text:list-item>
      </text:list>
      <text:p text:style-name="P28"/>
      <text:p text:style-name="P29"><text:span text:style-name="T1">БИЛЕТ №4</text:span></text:p>
      <text:list xml:id="list30763743" text:style-name="L4">
        <text:list-item>
          <text:p text:style-name="P4"><text:span text:style-name="T12">Построение изображения предмета в тонкой линзе (собирающая и рассеивающая линзы)</text:span></text:p>
        </text:list-item>
        <text:list-item>
          <text:p text:style-name="P4"><text:span text:style-name="T12">Задача на расчет мощности электрического тока.</text:span></text:p>
        </text:list-item>
      </text:list>
      <text:p text:style-name="P11"/>
      <text:p text:style-name="P5"><text:span text:style-name="T1">БИЛЕТ №5</text:span></text:p>
      <text:list xml:id="list30754745" text:style-name="L5">
        <text:list-item>
          <text:p text:style-name="P14"><text:span text:style-name="T12">Проверка уравнения теплового баланса</text:span></text:p>
        </text:list-item>
        <text:list-item>
          <text:p text:style-name="P14"><text:span text:style-name="T12">Задача на расчет цепи постоянного тока.</text:span></text:p>
        </text:list-item>
      </text:list>
      <text:p text:style-name="P5"/>
      <text:p text:style-name="P5"><text:span text:style-name="T1">БИЛЕТ №6</text:span></text:p>
      <text:list xml:id="list30762847" text:style-name="L6">
        <text:list-item>
          <text:p text:style-name="P15"><text:span text:style-name="T12">Соберите электрическую цепь и продемонстрируйте способ регулирования силы тока в цепи с помощью реостата.</text:span></text:p>
        </text:list-item>
        <text:list-item>
          <text:p text:style-name="P15"><text:span text:style-name="T12">Задача на <text:s/>построение изображения в системе из двух линз </text:span></text:p>
        </text:list-item>
      </text:list>
      <text:p text:style-name="P13"/>
      <text:p text:style-name="P7"><text:span text:style-name="T1">БИЛЕТ №7</text:span></text:p>
      <text:list xml:id="list31169379" text:style-name="L7">
        <text:list-item>
          <text:p text:style-name="P1"><text:span text:style-name="T12">Расскажите о видах теплопередачи в природе и в технике.</text:span></text:p>
        </text:list-item>
        <text:list-item>
          <text:p text:style-name="P1"><text:span text:style-name="T12">Задача на формулу тонкой линзы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<text:span text:style-name="T1">БИЛЕТ №8</text:span></text:p>
      <text:list xml:id="list31191805" text:style-name="L8">
        <text:list-item>
          <text:p text:style-name="P16"><text:span text:style-name="T12">Расскажите об устройстве и принципе действия паровой турбины и двигателя внутреннего сгорания.</text:span></text:p>
        </text:list-item>
      </text:list>
      <text:p text:style-name="P12"><draw:frame draw:style-name="fr2" text:anchor-type="char" svg:x="13.785cm" svg:y="0.667cm" svg:width="4.195cm" svg:height="4.367cm" draw:z-index="11"><draw:image xlink:href="Pictures/2000000800002BF9000025E923D00690.wmf" xlink:type="simple" xlink:show="embed" xlink:actuate="onLoad"/>
    </draw:frame><draw:frame draw:style-name="fr2" text:anchor-type="char" svg:x="9.208cm" svg:y="0.129cm" svg:width="3.798cm" svg:height="4.733cm" draw:z-index="12"><draw:image xlink:href="Pictures/2000000800003062000041C1BFF5B965.wmf" xlink:type="simple" xlink:show="embed" xlink:actuate="onLoad"/>
    </draw:frame><draw:frame draw:style-name="fr2" text:anchor-type="char" svg:x="-0.688cm" svg:y="0.312cm" svg:width="9.543cm" svg:height="4.604cm" draw:z-index="13"><draw:image xlink:href="Pictures/20000008000066F7000032DEC46BE596.wmf" xlink:type="simple" xlink:show="embed" xlink:actuate="onLoad"/>
    </draw:frame></text:p>
      <text:list xml:id="list36739231" text:continue-numbering="true" text:style-name="L8">
        <text:list-item>
          <text:p text:style-name="P16">Задача на расчет электрических цепей</text:p>
        </text:list-item>
      </text:list>
      <text:p text:style-name="P30"/>
      <text:p text:style-name="P5"><text:span text:style-name="T1">БИЛЕТ №9</text:span></text:p>
      <text:list xml:id="list31210416" text:style-name="L9">
        <text:list-item>
          <text:p text:style-name="P17"><text:span text:style-name="T12">Проведя необходимые измерения, определите удельную теплоемкость цилиндра.</text:span></text:p>
        </text:list-item>
        <text:list-item>
          <text:p text:style-name="P17"><text:span text:style-name="T12">Задача на нахождение работы тока и КПД</text:span></text:p>
        </text:list-item>
      </text:list>
      <text:p text:style-name="P10"/>
      <text:p text:style-name="P5"><text:span text:style-name="T1">БИЛЕТ №10</text:span></text:p>
      <text:list xml:id="list31193296" text:style-name="L10">
        <text:list-item>
          <text:p text:style-name="P18"><text:span text:style-name="T12">Расскажите об устройстве и принципе действия электроскопа. С помощью палочки, <text:s/>заряженной </text:span><draw:frame draw:style-name="fr1" text:anchor-type="char" svg:x="1.164cm" svg:y="1.646cm" svg:width="10.105cm" svg:height="4.262cm" draw:z-index="6"><draw:image xlink:href="Pictures/2000000800005B630000284164F1D2AD.wmf" xlink:type="simple" xlink:show="embed" xlink:actuate="onLoad"/>
      </draw:frame><text:span text:style-name="T12">отрицательно, зарядите шар электроскопа зарядом противоположного знака.</text:span></text:p>
          <text:p text:style-name="P18"><text:span text:style-name="T12"/></text:p>
        </text:list-item>
        <text:list-item>
          <text:p text:style-name="P18"><text:span text:style-name="T12">Задача на уравнение теплового баланса</text:span></text:p>
        </text:list-item>
      </text:list>
      <text:p text:style-name="P10"/>
      <text:p text:style-name="P5"><text:span text:style-name="T1">БИЛЕТ №11</text:span></text:p>
      <text:list xml:id="list31202749" text:style-name="L11">
        <text:list-item>
          <text:p text:style-name="P19"><text:span text:style-name="T12">Определение удельного сопротивления проводника</text:span></text:p>
        </text:list-item>
        <text:list-item>
          <text:p text:style-name="P19"><text:span text:style-name="T12">Задача на влажность воздуха</text:span></text:p>
        </text:list-item>
      </text:list>
      <text:p text:style-name="P10"/>
      <text:p text:style-name="P5"><text:span text:style-name="T1">БИЛЕТ №12</text:span></text:p>
      <text:list xml:id="list31218662" text:style-name="L12">
        <text:list-item>
          <text:p text:style-name="P20"><text:span text:style-name="T12">Расскажите об устройстве и принципе действия лампы накаливания.</text:span></text:p>
        </text:list-item>
      </text:list>
      <text:p text:style-name="P10"><draw:frame draw:style-name="fr3" text:anchor-type="char" svg:x="1.78cm" svg:y="0.085cm" svg:width="4.958cm" svg:height="5.768cm" draw:z-index="19"><draw:image xlink:href="Pictures/20000008000025E900002F026768290B.wmf" xlink:type="simple" xlink:show="embed" xlink:actuate="onLoad"/>
    </draw:frame></text:p>
      <text:list xml:id="list36725111" text:continue-numbering="true" text:style-name="L12">
        <text:list-item>
          <text:p text:style-name="P20"><text:span text:style-name="T12">Задача на закон преломления света</text:span></text:p>
        </text:list-item>
      </text:list>
      <text:p text:style-name="P5"><text:soft-page-break/><text:span text:style-name="T1">БИЛЕТ №13</text:span></text:p>
      <text:list xml:id="list31230098" text:style-name="L13">
        <text:list-item>
          <text:p text:style-name="P21"><text:span text:style-name="T12">Расскажите об устройстве и принципе действия электрического звонка.</text:span></text:p>
        </text:list-item>
      </text:list>
      <text:p text:style-name="Standard"><draw:frame draw:style-name="fr3" text:anchor-type="char" svg:x="1.164cm" svg:y="0.092cm" svg:width="3.854cm" svg:height="5.457cm" draw:z-index="14"><draw:image xlink:href="Pictures/200000080000279000003CA7CF35B850.wmf" xlink:type="simple" xlink:show="embed" xlink:actuate="onLoad"/>
    </draw:frame></text:p>
      <text:p text:style-name="Standard"/>
      <text:list xml:id="list36737423" text:continue-numbering="true" text:style-name="L13">
        <text:list-item>
          <text:p text:style-name="P21"><text:span text:style-name="T12">Задача на уравнение теплового баланса с расчетом КПД</text:span></text:p>
        </text:list-item>
      </text:list>
      <text:p text:style-name="P10"/>
      <text:p text:style-name="P5"><text:span text:style-name="T1">БИЛЕТ №14</text:span></text:p>
      <text:list xml:id="list31263711" text:style-name="L14">
        <text:list-item>
          <text:p text:style-name="P22"><text:span text:style-name="T12">Проведя необходимые измерения, определите относительную и абсолютную влажность в помещении с помощью психрометра.</text:span></text:p>
        </text:list-item>
        <text:list-item>
          <text:p text:style-name="P22"><text:span text:style-name="T12">Задача на полное внутреннее отражение</text:span></text:p>
        </text:list-item>
      </text:list>
      <text:p text:style-name="P10"/>
      <text:p text:style-name="Standard"><text:span text:style-name="T11">БИЛЕТ №15</text:span></text:p>
      <text:list xml:id="list31284476" text:style-name="L16">
        <text:list-item>
          <text:p text:style-name="P23"><text:span text:style-name="T12">Расскажите об устройстве и принципе действия перископа и лупы.</text:span></text:p>
        </text:list-item>
      </text:list>
      <text:p text:style-name="P5"><draw:frame draw:style-name="fr2" text:anchor-type="char" svg:x="9.382cm" svg:y="0.238cm" svg:width="6.703cm" svg:height="4.63cm" draw:z-index="15"><draw:image xlink:href="Pictures/200000080000332400002391F8348E42.wmf" xlink:type="simple" xlink:show="embed" xlink:actuate="onLoad"/>
    </draw:frame><draw:frame draw:style-name="fr2" text:anchor-type="char" svg:x="1.244cm" svg:y="0cm" svg:width="8.14cm" svg:height="5.482cm" draw:z-index="16"><draw:image xlink:href="Pictures/200000080000592F000037B1FD435FF9.wmf" xlink:type="simple" xlink:show="embed" xlink:actuate="onLoad"/>
    </draw:frame></text:p>
      <text:list xml:id="list36751083" text:continue-numbering="true" text:style-name="L16">
        <text:list-item>
          <text:p text:style-name="P23"><text:span text:style-name="T12">Задача на расчет КПД в электрической цепи </text:span></text:p>
        </text:list-item>
      </text:list>
      <text:p text:style-name="P10"/>
      <text:p text:style-name="P5"><text:span text:style-name="T2">БИЛЕТ №16</text:span></text:p>
      <text:list xml:id="list31262060" text:style-name="L17">
        <text:list-item>
          <text:p text:style-name="P24"><text:span text:style-name="T12">Проведя необходимые измерения, определите сопротивление проводника.</text:span></text:p>
        </text:list-item>
        <text:list-item>
          <text:p text:style-name="P24"><text:span text:style-name="T12">Задача на уравнение теплового баланса с расчетом КПД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alibri" svg:font-family="Calibri"/>
    <style:font-face style:name="Mangal1" svg:font-family="Mangal"/>
    <style:font-face style:name="Tahoma" svg:font-family="Tahoma"/>
    <style:font-face style:name="Times New Roman" svg:font-family="'Times New Roman'"/>
    <style:font-face style:name="TimesNewRomanPS-ItalicMT" svg:font-family="TimesNewRomanPS-ItalicMT"/>
    <style:font-face style:name="TimesNewRomanPSMT" svg:font-family="TimesNewRomanPSMT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MT" svg:font-family="SymbolMT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-ItalicMT1" svg:font-family="TimesNewRomanPS-Italic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hi" style:country-asian="IN" style:font-name-complex="Mangal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size-complex="7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letter-kerning="true" style:font-name-asian="SimSun" style:font-size-asian="8pt" style:language-asian="hi" style:country-asian="IN" style:font-name-complex="Mangal" style:font-size-complex="7pt" style:language-complex="hi" style:country-complex="IN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4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ользователь Windows</meta:initial-creator>
    <meta:editing-cycles>2</meta:editing-cycles>
    <meta:print-date>2016-06-05T11:17:58.11</meta:print-date>
    <meta:creation-date>2016-03-15T11:52:00</meta:creation-date>
    <dc:date>2016-06-06T16:56:32.76</dc:date>
    <meta:editing-duration>PT4S</meta:editing-duration>
    <meta:generator>OpenOffice.org/3.3$Win32 OpenOffice.org_project/330m20$Build-9567</meta:generator>
    <meta:document-statistic meta:table-count="0" meta:image-count="10" meta:object-count="0" meta:page-count="3" meta:paragraph-count="48" meta:word-count="329" meta:character-count="21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